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color="#1cd1c9" loext:opacity="100%" style:font-name="FreeSerif" fo:font-size="18pt" fo:font-weight="bold" officeooo:rsid="000cd0eb" officeooo:paragraph-rsid="000cd0eb" style:font-size-asian="18pt" style:font-weight-asian="bold" style:font-size-complex="18pt" style:font-weight-complex="bold"/>
    </style:style>
    <style:style style:name="P2" style:family="paragraph" style:parent-style-name="Standard">
      <style:text-properties fo:color="#1cd1c9" loext:opacity="100%" style:font-name="FreeSerif" fo:font-size="18pt" fo:font-weight="bold" officeooo:rsid="000e94cd" officeooo:paragraph-rsid="000e94cd" style:font-size-asian="18pt" style:font-weight-asian="bold" style:font-size-complex="18pt" style:font-weight-complex="bold"/>
    </style:style>
    <style:style style:name="P3" style:family="paragraph" style:parent-style-name="Standard">
      <style:text-properties fo:color="#1cd1c9" loext:opacity="100%" style:font-name="FreeSerif" fo:font-size="18pt" fo:font-weight="normal" officeooo:rsid="000e94cd" officeooo:paragraph-rsid="000e94cd" style:font-size-asian="18pt" style:font-weight-asian="normal" style:font-size-complex="18pt" style:font-weight-complex="normal"/>
    </style:style>
    <style:style style:name="P4" style:family="paragraph" style:parent-style-name="Standard">
      <style:text-properties fo:color="#1cd1c9" loext:opacity="100%" style:font-name="FreeSerif" fo:font-size="18pt" fo:font-weight="normal" officeooo:rsid="000ee20c" officeooo:paragraph-rsid="000ee20c" style:font-size-asian="18pt" style:font-weight-asian="normal" style:font-size-complex="18pt" style:font-weight-complex="normal"/>
    </style:style>
    <style:style style:name="P5" style:family="paragraph" style:parent-style-name="Standard">
      <style:text-properties fo:color="#1cd1c9" loext:opacity="100%" style:font-name="FreeSerif" fo:font-size="18pt" fo:font-weight="normal" officeooo:rsid="000fc75b" officeooo:paragraph-rsid="000fc75b" style:font-size-asian="18pt" style:font-weight-asian="normal" style:font-size-complex="18pt" style:font-weight-complex="normal"/>
    </style:style>
    <style:style style:name="P6" style:family="paragraph" style:parent-style-name="Standard">
      <style:text-properties fo:color="#1cd1c9" loext:opacity="100%" style:font-name="FreeSerif" fo:font-size="12pt" fo:font-weight="bold" officeooo:rsid="000e94cd" officeooo:paragraph-rsid="000e94cd" style:font-size-asian="12pt" style:font-weight-asian="bold" style:font-size-complex="12pt" style:font-weight-complex="bold"/>
    </style:style>
    <style:style style:name="P7" style:family="paragraph" style:parent-style-name="Standard">
      <style:text-properties fo:color="#1cd1c9" loext:opacity="100%" style:font-name="FreeSerif" fo:font-size="12pt" fo:font-weight="bold" officeooo:rsid="000ee20c" officeooo:paragraph-rsid="000e94cd" style:font-size-asian="12pt" style:font-weight-asian="bold" style:font-size-complex="12pt" style:font-weight-complex="bold"/>
    </style:style>
    <style:style style:name="P8" style:family="paragraph" style:parent-style-name="Standard">
      <style:text-properties fo:color="#1cd1c9" loext:opacity="100%" style:font-name="FreeSerif" fo:font-size="12pt" fo:font-weight="bold" officeooo:rsid="000ee20c" officeooo:paragraph-rsid="000ee20c" style:font-size-asian="12pt" style:font-weight-asian="bold" style:font-size-complex="12pt" style:font-weight-complex="bold"/>
    </style:style>
    <style:style style:name="P9" style:family="paragraph" style:parent-style-name="Standard">
      <style:text-properties fo:color="#1cd1c9" loext:opacity="100%" style:font-name="FreeSerif" fo:font-size="12pt" fo:font-weight="bold" officeooo:rsid="000ee20c" officeooo:paragraph-rsid="000fc75b" style:font-size-asian="12pt" style:font-weight-asian="bold" style:font-size-complex="12pt" style:font-weight-complex="bold"/>
    </style:style>
    <style:style style:name="P10" style:family="paragraph" style:parent-style-name="Standard">
      <style:text-properties fo:color="#1cd1c9" loext:opacity="100%" style:font-name="FreeSerif" fo:font-size="12pt" fo:font-weight="bold" officeooo:rsid="000ee20c" officeooo:paragraph-rsid="0014a995" style:font-size-asian="12pt" style:font-weight-asian="bold" style:font-size-complex="12pt" style:font-weight-complex="bold"/>
    </style:style>
    <style:style style:name="P11" style:family="paragraph" style:parent-style-name="Standard">
      <style:text-properties fo:color="#1cd1c9" loext:opacity="100%" style:font-name="FreeSerif" fo:font-size="12pt" fo:font-weight="bold" officeooo:rsid="000fc75b" officeooo:paragraph-rsid="000ee20c" style:font-size-asian="12pt" style:font-weight-asian="bold" style:font-size-complex="12pt" style:font-weight-complex="bold"/>
    </style:style>
    <style:style style:name="P12" style:family="paragraph" style:parent-style-name="Standard">
      <style:text-properties fo:color="#1cd1c9" loext:opacity="100%" style:font-name="FreeSerif" fo:font-size="12pt" fo:font-weight="bold" officeooo:rsid="0014a995" officeooo:paragraph-rsid="0014a995" style:font-size-asian="12pt" style:font-weight-asian="bold" style:font-size-complex="12pt" style:font-weight-complex="bold"/>
    </style:style>
    <style:style style:name="P13" style:family="paragraph" style:parent-style-name="Standard">
      <style:text-properties fo:color="#1cd1c9" loext:opacity="100%" style:font-name="FreeSerif" fo:font-size="12pt" fo:font-weight="normal" officeooo:rsid="000fc75b" officeooo:paragraph-rsid="000fc75b" style:font-size-asian="12pt" style:font-weight-asian="normal" style:font-size-complex="12pt" style:font-weight-complex="normal"/>
    </style:style>
    <style:style style:name="P14" style:family="paragraph" style:parent-style-name="Standard">
      <style:text-properties fo:color="#1cd1c9" loext:opacity="100%" style:font-name="FreeSerif" fo:font-size="12pt" fo:font-weight="normal" officeooo:rsid="000fc75b" officeooo:paragraph-rsid="0014a995" style:font-size-asian="12pt" style:font-weight-asian="normal" style:font-size-complex="12pt" style:font-weight-complex="normal"/>
    </style:style>
    <style:style style:name="P15" style:family="paragraph" style:parent-style-name="Standard">
      <style:text-properties fo:color="#1cd1c9" loext:opacity="100%" style:font-name="FreeSerif" fo:font-size="12pt" fo:font-weight="normal" officeooo:rsid="000cd0eb" officeooo:paragraph-rsid="000cd0eb" style:font-size-asian="12pt" style:font-weight-asian="normal" style:font-size-complex="12pt" style:font-weight-complex="normal"/>
    </style:style>
    <style:style style:name="P16" style:family="paragraph" style:parent-style-name="Standard">
      <style:text-properties fo:color="#1cd1c9" loext:opacity="100%" style:font-name="FreeSerif" fo:font-size="12pt" fo:font-weight="normal" officeooo:rsid="0014a995" officeooo:paragraph-rsid="0014a995" style:font-size-asian="12pt" style:font-weight-asian="normal" style:font-size-complex="12pt" style:font-weight-complex="normal"/>
    </style:style>
    <style:style style:name="P17" style:family="paragraph" style:parent-style-name="Standard">
      <style:text-properties fo:color="#ffffff" loext:opacity="100%" style:font-name="FreeSerif" fo:font-size="12pt" fo:font-weight="normal" officeooo:rsid="000cd0eb" officeooo:paragraph-rsid="000cd0eb" style:font-size-asian="12pt" style:font-weight-asian="normal" style:font-size-complex="12pt" style:font-weight-complex="normal"/>
    </style:style>
    <style:style style:name="P18" style:family="paragraph" style:parent-style-name="Standard">
      <style:text-properties fo:color="#ffffff" loext:opacity="100%" style:font-name="FreeSerif" fo:font-size="12pt" fo:font-weight="normal" officeooo:rsid="000e94cd" officeooo:paragraph-rsid="000e94cd" style:font-size-asian="12pt" style:font-weight-asian="normal" style:font-size-complex="12pt" style:font-weight-complex="normal"/>
    </style:style>
    <style:style style:name="P19" style:family="paragraph" style:parent-style-name="Standard">
      <style:text-properties fo:color="#ffffff" loext:opacity="100%" style:font-name="FreeSerif" fo:font-size="12pt" fo:font-weight="bold" officeooo:rsid="000ee20c" officeooo:paragraph-rsid="000ee20c" style:font-size-asian="12pt" style:font-weight-asian="bold" style:font-size-complex="12pt" style:font-weight-complex="bold"/>
    </style:style>
    <style:style style:name="P20" style:family="paragraph" style:parent-style-name="Standard">
      <style:text-properties fo:color="#ffffff" loext:opacity="100%" style:font-name="FreeSerif" fo:font-size="18pt" fo:font-weight="bold" officeooo:rsid="000cd0eb" officeooo:paragraph-rsid="000cd0eb" style:font-size-asian="18pt" style:font-weight-asian="bold" style:font-size-complex="18pt" style:font-weight-complex="bold"/>
    </style:style>
    <style:style style:name="P21" style:family="paragraph" style:parent-style-name="Standard">
      <style:text-properties fo:color="#ffffff" loext:opacity="100%" style:font-name="FreeSerif" fo:font-size="18pt" fo:font-weight="bold" officeooo:rsid="00160d9e" officeooo:paragraph-rsid="00160d9e" style:font-size-asian="18pt" style:font-weight-asian="bold" style:font-size-complex="18pt" style:font-weight-complex="bold"/>
    </style:style>
    <style:style style:name="P22" style:family="paragraph" style:parent-style-name="Standard">
      <style:text-properties fo:color="#1cd1c9" loext:opacity="100%" style:font-name="FreeSerif" fo:font-size="12pt" fo:font-weight="bold" officeooo:rsid="000ee20c" officeooo:paragraph-rsid="0014a995" style:font-size-asian="12pt" style:font-weight-asian="bold" style:font-size-complex="12pt" style:font-weight-complex="bold"/>
    </style:style>
    <style:style style:name="T1" style:family="text">
      <style:text-properties fo:font-size="12pt" style:font-size-asian="10.5pt" style:font-size-complex="12pt"/>
    </style:style>
    <style:style style:name="T2" style:family="text">
      <style:text-properties fo:font-size="12pt" style:font-size-asian="12pt" style:font-size-complex="12pt"/>
    </style:style>
    <style:style style:name="T3" style:family="text">
      <style:text-properties fo:font-size="12pt" officeooo:rsid="000ee20c" style:font-size-asian="12pt" style:font-size-complex="12pt"/>
    </style:style>
    <style:style style:name="T4" style:family="text">
      <style:text-properties fo:font-size="12pt" officeooo:rsid="001a4c0d" style:font-size-asian="12pt" style:font-size-complex="12pt"/>
    </style:style>
    <style:style style:name="T5" style:family="text">
      <style:text-properties fo:font-size="12pt" officeooo:rsid="001b71b1" style:font-size-asian="12pt" style:font-size-complex="12pt"/>
    </style:style>
    <style:style style:name="T6" style:family="text">
      <style:text-properties fo:font-size="12pt" officeooo:rsid="001bd799" style:font-size-asian="12pt" style:font-size-complex="12pt"/>
    </style:style>
    <style:style style:name="T7" style:family="text">
      <style:text-properties fo:font-size="12pt" officeooo:rsid="001dcd88"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127a5a" style:font-size-asian="12pt" style:font-weight-asian="normal" style:font-size-complex="12pt" style:font-weight-complex="normal"/>
    </style:style>
    <style:style style:name="T10" style:family="text">
      <style:text-properties fo:font-size="12pt" fo:font-weight="normal" officeooo:rsid="00160d9e" style:font-size-asian="12pt" style:font-weight-asian="normal" style:font-size-complex="12pt" style:font-weight-complex="normal"/>
    </style:style>
    <style:style style:name="T11" style:family="text">
      <style:text-properties fo:font-size="12pt" fo:font-weight="normal" officeooo:rsid="0016df6c" style:font-size-asian="12pt" style:font-weight-asian="normal" style:font-size-complex="12pt" style:font-weight-complex="normal"/>
    </style:style>
    <style:style style:name="T12" style:family="text">
      <style:text-properties fo:color="#ffffff" loext:opacity="100%"/>
    </style:style>
    <style:style style:name="T13" style:family="text">
      <style:text-properties fo:color="#ffffff" loext:opacity="100%" fo:font-size="12pt" fo:font-weight="normal" style:font-size-asian="12pt" style:font-weight-asian="normal" style:font-size-complex="12pt" style:font-weight-complex="normal"/>
    </style:style>
    <style:style style:name="T14" style:family="text">
      <style:text-properties fo:color="#ffffff" loext:opacity="100%" fo:font-size="12pt" style:font-size-asian="12pt" style:font-size-complex="12pt"/>
    </style:style>
    <style:style style:name="T15" style:family="text">
      <style:text-properties fo:color="#ffffff" loext:opacity="100%" fo:font-size="12pt" officeooo:rsid="0010f3c6" style:font-size-asian="12pt" style:font-size-complex="12pt"/>
    </style:style>
    <style:style style:name="T16" style:family="text">
      <style:text-properties fo:color="#ffffff" loext:opacity="100%" fo:font-size="12pt" officeooo:rsid="001430fb" style:font-size-asian="12pt" style:font-size-complex="12pt"/>
    </style:style>
    <style:style style:name="T17" style:family="text">
      <style:text-properties fo:color="#ffffff" loext:opacity="100%" fo:font-size="12pt" officeooo:rsid="0018a111" style:font-size-asian="12pt" style:font-size-complex="12pt"/>
    </style:style>
    <style:style style:name="T18" style:family="text">
      <style:text-properties fo:color="#ffffff" loext:opacity="100%" fo:font-size="12pt" officeooo:rsid="001a11a6" style:font-size-asian="12pt" style:font-size-complex="12pt"/>
    </style:style>
    <style:style style:name="T19" style:family="text">
      <style:text-properties fo:color="#ffffff" loext:opacity="100%" fo:font-size="12pt" officeooo:rsid="001a4c0d" style:font-size-asian="12pt" style:font-size-complex="12pt"/>
    </style:style>
    <style:style style:name="T20" style:family="text">
      <style:text-properties fo:color="#ffffff" loext:opacity="100%" fo:font-size="12pt" officeooo:rsid="001ab583" style:font-size-asian="12pt" style:font-size-complex="12pt"/>
    </style:style>
    <style:style style:name="T21" style:family="text">
      <style:text-properties fo:color="#ffffff" loext:opacity="100%" fo:font-size="12pt" officeooo:rsid="001b71b1" style:font-size-asian="12pt" style:font-size-complex="12pt"/>
    </style:style>
    <style:style style:name="T22" style:family="text">
      <style:text-properties fo:color="#ffffff" loext:opacity="100%" fo:font-size="12pt" officeooo:rsid="001bd799" style:font-size-asian="12pt" style:font-size-complex="12pt"/>
    </style:style>
    <style:style style:name="T23" style:family="text">
      <style:text-properties fo:color="#ffffff" loext:opacity="100%" fo:font-size="12pt" officeooo:rsid="001dcd88" style:font-size-asian="12pt" style:font-size-complex="12pt"/>
    </style:style>
    <style:style style:name="T24" style:family="text">
      <style:text-properties fo:color="#ffffff" loext:opacity="100%" fo:font-size="12pt" officeooo:rsid="001fbfce" style:font-size-asian="12pt" style:font-size-complex="12pt"/>
    </style:style>
    <style:style style:name="T25" style:family="text">
      <style:text-properties fo:color="#ffffff" loext:opacity="100%" fo:font-size="12pt" officeooo:rsid="001fd10b" style:font-size-asian="12pt" style:font-size-complex="12pt"/>
    </style:style>
    <style:style style:name="T26" style:family="text">
      <style:text-properties fo:color="#ffffff" loext:opacity="100%" fo:font-size="12pt" style:font-size-asian="10.5pt" style:font-size-complex="12pt"/>
    </style:style>
    <style:style style:name="T27" style:family="text">
      <style:text-properties fo:color="#ffffff" loext:opacity="100%" fo:font-size="12pt" officeooo:rsid="001ab583" style:font-size-asian="10.5pt" style:font-size-complex="12pt"/>
    </style:style>
    <style:style style:name="T28" style:family="text">
      <style:text-properties fo:color="#ffffff" loext:opacity="100%" officeooo:rsid="0014a995"/>
    </style:style>
    <style:style style:name="T29" style:family="text">
      <style:text-properties fo:color="#ffffff" loext:opacity="100%" officeooo:rsid="0018a111"/>
    </style:style>
    <style:style style:name="T30" style:family="text">
      <style:text-properties fo:font-weight="bold" officeooo:rsid="000ee20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es:<text:line-break/><text:line-break/><text:span text:style-name="T2">$?$USER<text:line-break/><text:line-break/></text:span><text:span text:style-name="T8">bash result – </text:span><text:span text:style-name="T13">0joanda-s<text:line-break/></text:span><text:span text:style-name="T8">our result – </text:span><text:span text:style-name="T13">joanda-s SER</text:span></text:p>
      <text:p text:style-name="P17"/>
      <text:p text:style-name="P6">$.$USER</text:p>
      <text:p text:style-name="P6"/>
      <text:p text:style-name="P3"><text:span text:style-name="T2">bash result - </text:span><text:span text:style-name="T14">$.joanda-s</text:span></text:p>
      <text:p text:style-name="P3"><text:span text:style-name="T2">our result – <text:s/></text:span><text:span text:style-name="T6">$.</text:span><text:span text:style-name="T14">joanda-s </text:span><text:span text:style-name="T22">xxxxxxxxxxxxxx</text:span></text:p>
      <text:p text:style-name="P18"/>
      <text:p text:style-name="P6">$a$USER</text:p>
      <text:p text:style-name="P6"/>
      <text:p text:style-name="P3"><text:span text:style-name="T2">bash result – </text:span><text:span text:style-name="T14">joanda-s</text:span></text:p>
      <text:p text:style-name="P3"><text:span text:style-name="T2">our result – </text:span><text:span text:style-name="T14">joanda-s <text:s/></text:span><text:span text:style-name="T18">xxxxxxxxxxxxxx</text:span></text:p>
      <text:p text:style-name="P18"/>
      <text:p text:style-name="P2"><text:span text:style-name="T2">$,</text:span><text:span text:style-name="T3">$USER</text:span></text:p>
      <text:p text:style-name="P7"/>
      <text:p text:style-name="P4"><text:span text:style-name="T2">bash result - </text:span><text:span text:style-name="T14">$,joanda-s</text:span></text:p>
      <text:p text:style-name="P4"><text:span text:style-name="T2">our result – </text:span><text:span text:style-name="T7">$,</text:span><text:span text:style-name="T14">joanda-s </text:span><text:span text:style-name="T23">xxxxxxxxxxxxxx</text:span></text:p>
      <text:p text:style-name="P19"/>
      <text:p text:style-name="P8">$1$USER</text:p>
      <text:p text:style-name="P8"/>
      <text:p text:style-name="P4"><text:span text:style-name="T2">bash result – </text:span><text:span text:style-name="T26">joanda-s</text:span></text:p>
      <text:p text:style-name="P4"><text:span text:style-name="T1">our result – </text:span><text:span text:style-name="T26">joanda-s </text:span><text:span text:style-name="T27">xxxxxxxxxxxxxxx</text:span></text:p>
      <text:p text:style-name="P8"/>
      <text:p text:style-name="P8">$’$USER</text:p>
      <text:p text:style-name="P8"/>
      <text:p text:style-name="P5"><text:span text:style-name="T2">bash result – </text:span><text:span text:style-name="T20">error message ///////////</text:span></text:p>
      <text:p text:style-name="P5"><text:span text:style-name="T2">our result – </text:span><text:span text:style-name="T14">$USER</text:span></text:p>
      <text:p text:style-name="P8"/>
      <text:p text:style-name="P8">$’USER</text:p>
      <text:p text:style-name="P8"/>
      <text:p text:style-name="P5"><text:span text:style-name="T2">bash result – </text:span><text:span text:style-name="T20">error message ///////////</text:span></text:p>
      <text:p text:style-name="P5"><text:span text:style-name="T2">our result – </text:span><text:span text:style-name="T14">$</text:span><text:span text:style-name="T2"> </text:span><text:span text:style-name="T14">SER</text:span></text:p>
      <text:p text:style-name="P8"/>
      <text:p text:style-name="P8">$’USER’</text:p>
      <text:p text:style-name="P8"/>
      <text:p text:style-name="P5"><text:span text:style-name="T2">bash result – </text:span><text:span text:style-name="T14">USER</text:span></text:p>
      <text:p text:style-name="P5"><text:span text:style-name="T2">our result – </text:span><text:span text:style-name="T5">U</text:span><text:span text:style-name="T14">SER <text:s/></text:span><text:span text:style-name="T21">xxxxxxxxxxxxxxxxxxxxxx</text:span></text:p>
      <text:p text:style-name="P8"/>
      <text:p text:style-name="P8">$”USER</text:p>
      <text:p text:style-name="P8"/>
      <text:p text:style-name="P5"><text:span text:style-name="T2">bash result – </text:span><text:span text:style-name="T24">error message</text:span></text:p>
      <text:p text:style-name="P5"><text:span text:style-name="T2">our result – </text:span><text:span text:style-name="T14">$ USER ////////////////////</text:span></text:p>
      <text:p text:style-name="P8"/>
      <text:p text:style-name="P8">$”USER”</text:p>
      <text:p text:style-name="P8"/>
      <text:p text:style-name="P5"><text:span text:style-name="T2">bash result – </text:span><text:span text:style-name="T14">USER</text:span></text:p>
      <text:p text:style-name="P5"><text:span text:style-name="T2">our result – </text:span><text:span text:style-name="T14"><text:s/></text:span><text:span text:style-name="T24">USER xxxxxxxxxxxx</text:span></text:p>
      <text:p text:style-name="P8"/>
      <text:p text:style-name="P8"><text:soft-page-break/><text:line-break/><text:line-break/>$USER;</text:p>
      <text:p text:style-name="P8"/>
      <text:p text:style-name="P5"><text:span text:style-name="T2">bash result - </text:span><text:span text:style-name="T14">joanda-s</text:span></text:p>
      <text:p text:style-name="P5"><text:span text:style-name="T2">our result – </text:span><text:span text:style-name="T25">joanda-s; xxxxxxxxxxxxxxxxxxxx</text:span></text:p>
      <text:p text:style-name="P13"/>
      <text:p text:style-name="P8">$’$USER’</text:p>
      <text:p text:style-name="P11"/>
      <text:p text:style-name="P5"><text:span text:style-name="T2">bash result - </text:span><text:span text:style-name="T14">$USER</text:span></text:p>
      <text:p text:style-name="P5"><text:span text:style-name="T2">our result -</text:span></text:p>
      <text:p text:style-name="P8"/>
      <text:p text:style-name="P9">$$$USER</text:p>
      <text:p text:style-name="P9"/>
      <text:p text:style-name="P5"><text:span text:style-name="T2">bash result – </text:span><text:span text:style-name="T15">63738joanda-s (PID do bash) (como o vamos buscar, nao faco puto de ideia) (o nosso deveria buscar o PID do nosso panic shell e nao do bash) </text:span><text:span text:style-name="T16">(Update: tecnicamente nao temos que lidar com isto, disse me um aluno, porque não podemos usar a funcão getpid, mas deram me uma ideia de fazer isto sem usar o getpid. Se funcionar, perfeito, se não funcionar, oh welp).</text:span></text:p>
      <text:p text:style-name="P13">our result - <text:span text:style-name="T29">$joanda-s SER</text:span></text:p>
      <text:p text:style-name="P9"><text:line-break/>$$$USER’</text:p>
      <text:p text:style-name="P9"/>
      <text:p text:style-name="P13">bash result – <text:span text:style-name="T28">opens heredoc</text:span></text:p>
      <text:p text:style-name="P13">our result - <text:span text:style-name="T29">$joanda-s SER</text:span></text:p>
      <text:p text:style-name="P9"><text:line-break/>$$$”USER”</text:p>
      <text:p text:style-name="P8"/>
      <text:p text:style-name="P13">bash result – <text:span text:style-name="T28">63738USER</text:span></text:p>
      <text:p text:style-name="P13">our result - <text:span text:style-name="T29">$$ USER</text:span></text:p>
      <text:p text:style-name="P8"/>
      <text:p text:style-name="P8">$$$’USER’</text:p>
      <text:p text:style-name="P8"/>
      <text:p text:style-name="P14">bash result - <text:span text:style-name="T28">63738USER</text:span></text:p>
      <text:p text:style-name="P13">our result - <text:span text:style-name="T29">$$ SER</text:span></text:p>
      <text:p text:style-name="P8"/>
      <text:p text:style-name="P9">$’$$USER’<text:line-break/></text:p>
      <text:p text:style-name="P13">bash result - <text:span text:style-name="T28">$$USER</text:span></text:p>
      <text:p text:style-name="P13">our result - <text:span text:style-name="T29">$joanda-s SER</text:span></text:p>
      <text:p text:style-name="P13"/>
      <text:p text:style-name="P10">$’$$’USER</text:p>
      <text:p text:style-name="P10"/>
      <text:p text:style-name="P16">bash result - <text:span text:style-name="T12">$$USER</text:span></text:p>
      <text:p text:style-name="P16">our result - <text:span text:style-name="T29">$$ SER</text:span></text:p>
      <text:p text:style-name="P9"/>
      <text:p text:style-name="P9">$$’$USER’</text:p>
      <text:p text:style-name="P9"/>
      <text:p text:style-name="P13">bash result - <text:span text:style-name="T28">63738$USER</text:span></text:p>
      <text:p text:style-name="P13">our result - <text:span text:style-name="T29">$$USER</text:span></text:p>
      <text:p text:style-name="P8"/>
      <text:p text:style-name="P8">$”$$USER”</text:p>
      <text:p text:style-name="P8"/>
      <text:p text:style-name="P13">bash result – <text:span text:style-name="T28">63738USER</text:span></text:p>
      <text:p text:style-name="P13">our result - <text:span text:style-name="T29">$ $USER</text:span></text:p>
      <text:p text:style-name="P8"/>
      <text:p text:style-name="P8"><text:soft-page-break/>$$”$USER”</text:p>
      <text:p text:style-name="P8"/>
      <text:p text:style-name="P13">bash result - <text:span text:style-name="T28">63738joanda-s</text:span></text:p>
      <text:p text:style-name="P13">our result - <text:span text:style-name="T29">$joanda-s SER</text:span></text:p>
      <text:p text:style-name="P8"/>
      <text:p text:style-name="P8"><text:line-break/><text:line-break/>$”$’$USER’ ”</text:p>
      <text:p text:style-name="P8"/>
      <text:p text:style-name="P13">bash result - <text:span text:style-name="T28">$’joanda-s’</text:span></text:p>
      <text:p text:style-name="P13">our result - <text:span text:style-name="T29">$ $USER”</text:span></text:p>
      <text:p text:style-name="P8"/>
      <text:p text:style-name="P8"/>
      <text:p text:style-name="P8">$’$”$USER” ’</text:p>
      <text:p text:style-name="P8"/>
      <text:p text:style-name="P13">bash result - <text:span text:style-name="T28">$”$USER”</text:span></text:p>
      <text:p text:style-name="P13">our result - <text:span text:style-name="T29">$joanda-s SER</text:span></text:p>
      <text:p text:style-name="P8"/>
      <text:p text:style-name="P9">“$$$USER”<text:line-break/></text:p>
      <text:p text:style-name="P13">bash result - <text:span text:style-name="T28">63738joanda-s</text:span></text:p>
      <text:p text:style-name="P13">our result - <text:span text:style-name="T29">$joanda-s SER</text:span></text:p>
      <text:p text:style-name="P9"/>
      <text:p text:style-name="P9">‘$$$USER’<text:line-break/></text:p>
      <text:p text:style-name="P13">bash result - <text:span text:style-name="T28">$$$USER</text:span></text:p>
      <text:p text:style-name="P13">our result - <text:span text:style-name="T29">$$$USER XXXXXXXXXXXXXXXXXXXXXXXXXXXXXX</text:span></text:p>
      <text:p text:style-name="P9"/>
      <text:p text:style-name="P9">“$’$”$USER’</text:p>
      <text:p text:style-name="P8"/>
      <text:p text:style-name="P13">bash result – <text:span text:style-name="T28">opens heredoc</text:span></text:p>
      <text:p text:style-name="P13">our result - <text:span text:style-name="T29">$joanda SER</text:span></text:p>
      <text:p text:style-name="P8"/>
      <text:p text:style-name="P8">‘$”$’$USER”</text:p>
      <text:p text:style-name="P8"/>
      <text:p text:style-name="P13">bash result – <text:span text:style-name="T28">opens heredoc</text:span></text:p>
      <text:p text:style-name="P14">our result - <text:span text:style-name="T29">$”$joanda-s SER</text:span><text:line-break/><text:line-break/><text:span text:style-name="T30">‘$’$”$USER”</text:span></text:p>
      <text:p text:style-name="P10"/>
      <text:p text:style-name="P16">bash result - <text:span text:style-name="T12">$joanda-s</text:span></text:p>
      <text:p text:style-name="P16">our result - <text:span text:style-name="T29">$$joanda-s SER</text:span></text:p>
      <text:p text:style-name="P10"><text:line-break/>“$”$’$USER’</text:p>
      <text:p text:style-name="P10"/>
      <text:p text:style-name="P16">bash result - <text:span text:style-name="T12">$$USER</text:span></text:p>
      <text:p text:style-name="P16">our result - <text:span text:style-name="T29">$ $USER’</text:span></text:p>
      <text:p text:style-name="P16"/>
      <text:p text:style-name="P12">‘$$’ “$USER”</text:p>
      <text:p text:style-name="P12"/>
      <text:p text:style-name="P16">bash result - <text:span text:style-name="T12">$$joanda-s</text:span></text:p>
      <text:p text:style-name="P16">our result - <text:span text:style-name="T29">$$joanda-s SER</text:span></text:p>
      <text:p text:style-name="P12"><text:line-break/></text:p>
      <text:p text:style-name="P12"/>
      <text:p text:style-name="P12"><text:soft-page-break/>“$$” ‘$USER’</text:p>
      <text:p text:style-name="P8"/>
      <text:p text:style-name="P16">bash result - <text:span text:style-name="T12">63738$USER</text:span></text:p>
      <text:p text:style-name="P16">our result - <text:span text:style-name="T29">$$USER </text:span></text:p>
      <text:p text:style-name="P8"/>
      <text:p text:style-name="P8">$$$USER</text:p>
      <text:p text:style-name="P8"/>
      <text:p text:style-name="P13">bash result - <text:span text:style-name="T28">63738joanda-s</text:span></text:p>
      <text:p text:style-name="P13">our result - <text:span text:style-name="T29">$joanda-s SER</text:span></text:p>
      <text:p text:style-name="P8"/>
      <text:p text:style-name="P8">$$USER</text:p>
      <text:p text:style-name="P15"/>
      <text:p text:style-name="P13">bash result – <text:span text:style-name="T28">63738USER</text:span></text:p>
      <text:p text:style-name="P13">our result - <text:span text:style-name="T29">$USER</text:span></text:p>
      <text:p text:style-name="P15"/>
      <text:p text:style-name="P20"><text:span text:style-name="T8">não temos o ~ nem o - a funcionar no cd (~ vai buscar a variável HOME no export, fazer expansão disso, substituir o ~ por aquilo para ele aceitar no cd, </text:span><text:span text:style-name="T10">fazer o mesmo com o -, que vai buscar o OLDPWD</text:span><text:span text:style-name="T8">)<text:line-break/></text:span><text:span text:style-name="T9">(não abre tecnicamente minishell dentro de minishell (não troca o SHLVL e não cria novo processo)</text:span></text:p>
      <text:p text:style-name="P21"><text:span text:style-name="T9">Nú</text:span><text:span text:style-name="T8">mero par de $ ele printa semre o PID (e o texto a seguir dos $, caso exista); se o número de $ for ímpar, ele printa o PID e a variável a seguir caso tenha valor.</text:span></text:p>
      <text:p text:style-name="P21"><text:span text:style-name="T9">B</text:span><text:span text:style-name="T8">ackslashes (\) não aparecem no echo (por exemplo, se for enviado abcdefg\ijklm, ele vai printar o texto todo sem backslash, mas se forem 2 backslashes juntos, abcdefg\\ijklm, ele vai printar igual mas apenas com um backslash, abcdefg\ijklm). Se for enviado apenas um número ímpar de backslashes, vai abrir heredoc. Se for enviado número par de backslashes, ele vai printar apenas metade desses backslashes (se for enviado echo \\, ele vai printar apenas um backslash, se forem \\\\, vai printar dois, so on. Comportamento dentro de aspas é igual, mas se for plicas já vai printar tudo como se fosse texto normal, dois backslashes vão ser dois backslashes, etc. </text:span><text:span text:style-name="T11">Se se juntar aspas e plicas, funciona como texto normal e printa tudo, quer seja número ímpar ou par de backslashes, e imprime junto com aspas ou plicas.</text:span></text:p>
      <text:p text:style-name="P21"><text:span text:style-name="T8">Com pipes vai sempre abrir heredoc, qualquer que seja o número de pipes enviado no echo. </text:span><text:span text:style-name="T11">Mas se for dentro de aspas e / ou plicas, vai printar como se fosse texto normal, incluindo as aspas ou plicas.<text:line-break/>Descobrir como compilar esta treta no meu PC, não está com nada querer mexer nisto e não conseguir sequer compilar esta tret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20:17:23.240901366</meta:creation-date>
    <dc:date>2024-07-12T19:01:47.859476181</dc:date>
    <meta:editing-duration>PT6H43M10S</meta:editing-duration>
    <meta:editing-cycles>7</meta:editing-cycles>
    <meta:generator>LibreOffice/7.3.7.2$Linux_X86_64 LibreOffice_project/30$Build-2</meta:generator>
    <meta:document-statistic meta:table-count="0" meta:image-count="0" meta:object-count="0" meta:page-count="4" meta:paragraph-count="101" meta:word-count="669" meta:character-count="3954" meta:non-whitespace-character-count="3340"/>
  </office:meta>
</office:document-meta>
</file>